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2cm"/>
    </style:style>
    <style:style style:name="pr2" style:family="presentation" style:parent-style-name="Inspiration-outline1">
      <style:graphic-properties draw:fill-color="#ffffff" fo:min-height="3.58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draw:fill-color="#ffffff" fo:min-height="13.60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Synthèse IPC</text:p>
          </draw:text-box>
        </draw:frame>
        <draw:frame presentation:style-name="pr2" draw:text-style-name="P2" draw:layer="layout" svg:width="25.199cm" svg:height="3.586cm" svg:x="1.301cm" svg:y="9.914cm" presentation:class="outline" presentation:user-transformed="true">
          <draw:text-box>
            <text:list text:style-name="L2">
              <text:list-item>
                <text:p text:style-name="P1">Création de process</text:p>
              </text:list-item>
              <text:list-item>
                <text:p text:style-name="P1">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Création de proces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ocessus lourds (rien en commun, duplication des espaces mémoires)</text:p>
                <text:list>
                  <text:list-item>
                    <text:p xml:id="id1" text:id="id1" text:style-name="P1">system</text:p>
                  </text:list-item>
                  <text:list-item>
                    <text:p xml:id="id2" text:id="id2" text:style-name="P1">fork</text:p>
                  </text:list-item>
                  <text:list-item>
                    <text:p xml:id="id3" text:id="id3" text:style-name="P1">execX</text:p>
                  </text:list-item>
                </text:list>
              </text:list-item>
              <text:list-item>
                <text:p xml:id="id4" text:id="id4" text:style-name="P1">Processus léger (une zone mémoire commune, pas de duplication -&gt; moins de mémoire utilisée)</text:p>
                <text:list>
                  <text:list-item>
                    <text:p xml:id="id5" text:id="id5" text:style-name="P1">threa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Communic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ynchronisation</text:p>
                <text:list>
                  <text:list-item>
                    <text:p xml:id="id6" text:id="id6" text:style-name="P1">wait / waitpid</text:p>
                  </text:list-item>
                  <text:list-item>
                    <text:p xml:id="id7" text:id="id7"><text:span text:style-name="T1">signal / kill</text:span></text:p>
                  </text:list-item>
                  <text:list-item>
                    <text:p xml:id="id8" text:id="id8" text:style-name="P1">join (thread)</text:p>
                  </text:list-item>
                  <text:list-item>
                    <text:p text:style-name="P1">mutex (threa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Communic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échange de données</text:p>
                <text:list>
                  <text:list-item>
                    <text:p text:style-name="P1">tubes</text:p>
                    <text:list>
                      <text:list-item>
                        <text:p xml:id="id9" text:id="id9" text:style-name="P1">popen</text:p>
                      </text:list-item>
                      <text:list-item>
                        <text:p xml:id="id10" text:id="id10" text:style-name="P1">pipe</text:p>
                      </text:list-item>
                      <text:list-item>
                        <text:p xml:id="id11" text:id="id11" text:style-name="P1">FIFO</text:p>
                      </text:list-item>
                    </text:list>
                  </text:list-item>
                  <text:list-item>
                    <text:p xml:id="id12" text:id="id12" text:style-name="P1">mémoire partagée</text:p>
                  </text:list-item>
                  <text:list-item>
                    <text:p xml:id="id13" text:id="id13" text:style-name="P1">file de messa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blèmatiqu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ès concurent à une même ressource</text:p>
                <text:list>
                  <text:list-item>
                    <text:p>Section critique</text:p>
                    <text:list>
                      <text:list-item>
                        <text:p>Sémaphores (P et V)</text:p>
                      </text:list-item>
                      <text:list-item>
                        <text:p>Mutex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8-11-24T08:26:38</meta:creation-date>
    <dc:date>2015-11-24T13:24:08.393525876</dc:date>
    <meta:editing-cycles>9</meta:editing-cycles>
    <meta:editing-duration>PT47M57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